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Normal" style:list-style-name="L1"/>
    <style:style style:name="P4" style:family="paragraph">
      <loext:graphic-properties draw:fill="none"/>
      <style:paragraph-properties style:writing-mode="lr-tb"/>
    </style:style>
    <style:style style:name="P5" style:family="paragraph" style:parent-style-name="Normal" style:list-style-name="L2"/>
    <style:style style:name="P6" style:family="paragraph" style:parent-style-name="Standard" style:list-style-name="L2">
      <style:text-properties officeooo:paragraph-rsid="00101db6" fo:background-color="#ffff00"/>
    </style:style>
    <style:style style:name="P7" style:family="paragraph" style:parent-style-name="Standard" style:list-style-name="L3">
      <style:text-properties officeooo:paragraph-rsid="00101db6" fo:background-color="#ffff00"/>
    </style:style>
    <style:style style:name="P8" style:family="paragraph" style:parent-style-name="Standard" style:list-style-name="L4">
      <style:text-properties officeooo:paragraph-rsid="00101db6" fo:background-color="#ffff00"/>
    </style:style>
    <style:style style:name="P9" style:family="paragraph" style:parent-style-name="Standard" style:list-style-name="WWNum6">
      <style:text-properties officeooo:paragraph-rsid="001122b0" fo:background-color="#ffff00"/>
    </style:style>
    <style:style style:name="P10" style:family="paragraph" style:parent-style-name="Normal" style:list-style-name="L2">
      <style:text-properties officeooo:paragraph-rsid="001122b0"/>
    </style:style>
    <style:style style:name="P11" style:family="paragraph" style:parent-style-name="Normal" style:list-style-name="L5"/>
    <style:style style:name="P12" style:family="paragraph" style:parent-style-name="Normal" style:list-style-name="L6"/>
    <style:style style:name="P13" style:family="paragraph" style:parent-style-name="Normal">
      <style:text-properties officeooo:rsid="00123bab" officeooo:paragraph-rsid="00123bab"/>
    </style:style>
    <style:style style:name="P14" style:family="paragraph" style:parent-style-name="Standard" style:list-style-name="WWNum8">
      <style:text-properties officeooo:paragraph-rsid="00123bab" fo:background-color="#ffff00"/>
    </style:style>
    <style:style style:name="P15" style:family="paragraph" style:parent-style-name="Standard">
      <style:text-properties officeooo:paragraph-rsid="00123bab" fo:background-color="#ffff00"/>
    </style:style>
    <style:style style:name="P16" style:family="paragraph">
      <loext:graphic-properties draw:fill="solid" draw:fill-color="#a0a0a0"/>
      <style:paragraph-properties fo:text-align="center"/>
    </style:style>
    <style:style style:name="P17" style:family="paragraph" style:parent-style-name="Standard">
      <style:text-properties fo:font-weight="bold" officeooo:paragraph-rsid="00123bab" fo:background-color="#ffff00" style:font-weight-asian="bold" style:font-weight-complex="bold"/>
    </style:style>
    <style:style style:name="P18" style:family="paragraph" style:parent-style-name="Standard" style:list-style-name="WWNum9">
      <style:text-properties officeooo:paragraph-rsid="00123bab" fo:background-color="#ffff00"/>
    </style:style>
    <style:style style:name="P19" style:family="paragraph" style:parent-style-name="Normal">
      <style:text-properties officeooo:rsid="00123bab" officeooo:paragraph-rsid="00123bab" fo:background-color="#ffff00"/>
    </style:style>
    <style:style style:name="P20" style:family="paragraph" style:parent-style-name="Standard" style:list-style-name="WWNum10">
      <style:text-properties officeooo:paragraph-rsid="00123bab" fo:background-color="#ffff00"/>
    </style:style>
    <style:style style:name="P21" style:family="paragraph" style:parent-style-name="Standard" style:list-style-name="WWNum11">
      <style:text-properties officeooo:paragraph-rsid="00123bab" fo:background-color="#ffff00"/>
    </style:style>
    <style:style style:name="P22" style:family="paragraph" style:parent-style-name="Standard" style:list-style-name="WWNum12">
      <style:text-properties officeooo:paragraph-rsid="00123bab" fo:background-color="#ffff00"/>
    </style:style>
    <style:style style:name="P23" style:family="paragraph" style:parent-style-name="Standard">
      <style:text-properties officeooo:paragraph-rsid="00123bab"/>
    </style:style>
    <style:style style:name="P24" style:family="paragraph" style:parent-style-name="Normal">
      <style:text-properties fo:font-weight="bold" officeooo:paragraph-rsid="00123bab" style:font-weight-asian="bold" style:font-weight-complex="bold"/>
    </style:style>
    <style:style style:name="P25" style:family="paragraph" style:parent-style-name="Normal" style:list-style-name="L7"/>
    <style:style style:name="P26" style:family="paragraph" style:parent-style-name="Normal">
      <style:text-properties fo:font-weight="bold" officeooo:paragraph-rsid="0014160a" style:font-weight-asian="bold" style:font-weight-complex="bold"/>
    </style:style>
    <style:style style:name="P27" style:family="paragraph" style:parent-style-name="Standard" style:list-style-name="WWNum13">
      <style:text-properties officeooo:paragraph-rsid="0014160a" fo:background-color="#ffff00"/>
    </style:style>
    <style:style style:name="P28" style:family="paragraph" style:parent-style-name="Standard">
      <style:text-properties officeooo:paragraph-rsid="0014160a" fo:background-color="#ffff00"/>
    </style:style>
    <style:style style:name="P29" style:family="paragraph" style:parent-style-name="Standard" style:list-style-name="WWNum14">
      <style:text-properties officeooo:paragraph-rsid="0014160a" fo:background-color="#ffff00"/>
    </style:style>
    <style:style style:name="P30" style:family="paragraph" style:parent-style-name="Standard" style:list-style-name="WWNum15">
      <style:text-properties officeooo:paragraph-rsid="0014160a" fo:background-color="#ffff00"/>
    </style:style>
    <style:style style:name="P31" style:family="paragraph" style:parent-style-name="Standard" style:list-style-name="WWNum16">
      <style:text-properties officeooo:paragraph-rsid="0014160a" fo:background-color="#ffff00"/>
    </style:style>
    <style:style style:name="P32" style:family="paragraph" style:parent-style-name="Standard" style:list-style-name="WWNum17">
      <style:text-properties officeooo:paragraph-rsid="0014160a" fo:background-color="#ffff00"/>
    </style:style>
    <style:style style:name="P33" style:family="paragraph" style:parent-style-name="Standard" style:list-style-name="WWNum18">
      <style:text-properties officeooo:paragraph-rsid="0014160a" fo:background-color="#ffff00"/>
    </style:style>
    <style:style style:name="P34" style:family="paragraph" style:parent-style-name="Standard" style:list-style-name="WWNum19">
      <style:text-properties officeooo:paragraph-rsid="0014160a" fo:background-color="#ffff00"/>
    </style:style>
    <style:style style:name="P35" style:family="paragraph" style:parent-style-name="Standard" style:list-style-name="WWNum20">
      <style:text-properties officeooo:paragraph-rsid="0014160a" fo:background-color="#ffff00"/>
    </style:style>
    <style:style style:name="P36" style:family="paragraph" style:parent-style-name="Normal">
      <style:text-properties fo:font-weight="bold" officeooo:paragraph-rsid="0014160a" fo:background-color="#ffff00" style:font-weight-asian="bold" style:font-weight-complex="bold"/>
    </style:style>
    <style:style style:name="P37" style:family="paragraph" style:parent-style-name="Normal" style:list-style-name="L8"/>
    <style:style style:name="P38" style:family="paragraph" style:parent-style-name="Normal">
      <style:text-properties officeooo:rsid="00155180" officeooo:paragraph-rsid="00155180"/>
    </style:style>
    <style:style style:name="P39" style:family="paragraph" style:parent-style-name="Standard" style:list-style-name="WWNum21">
      <style:text-properties officeooo:paragraph-rsid="00155180" fo:background-color="#ffff00"/>
    </style:style>
    <style:style style:name="P40" style:family="paragraph" style:parent-style-name="Normal">
      <style:text-properties officeooo:rsid="00155180" officeooo:paragraph-rsid="00155180" fo:background-color="#ffff00"/>
    </style:style>
    <style:style style:name="P41" style:family="paragraph" style:parent-style-name="Normal" style:list-style-name="L9"/>
    <style:style style:name="P42" style:family="paragraph" style:parent-style-name="Standard">
      <style:text-properties officeooo:rsid="0015a152" officeooo:paragraph-rsid="0015a152"/>
    </style:style>
    <style:style style:name="P43" style:family="paragraph" style:parent-style-name="Standard" style:list-style-name="WWNum22">
      <style:text-properties officeooo:paragraph-rsid="0015a152" fo:background-color="#ffff00"/>
    </style:style>
    <style:style style:name="P44" style:family="paragraph" style:parent-style-name="Standard" style:list-style-name="WWNum23">
      <style:text-properties officeooo:paragraph-rsid="0015a152" fo:background-color="#ffff00"/>
    </style:style>
    <style:style style:name="P45" style:family="paragraph" style:parent-style-name="Standard" style:list-style-name="WWNum24">
      <style:text-properties officeooo:paragraph-rsid="0015a152" fo:background-color="#ffff00"/>
    </style:style>
    <style:style style:name="P46" style:family="paragraph" style:parent-style-name="Standard" style:list-style-name="WWNum25">
      <style:text-properties officeooo:paragraph-rsid="0015a152" fo:background-color="#ffff00"/>
    </style:style>
    <style:style style:name="P47" style:family="paragraph" style:parent-style-name="Standard" style:list-style-name="WWNum26">
      <style:text-properties officeooo:paragraph-rsid="0015a152" fo:background-color="#ffff00"/>
    </style:style>
    <style:style style:name="P48" style:family="paragraph" style:parent-style-name="Standard" style:list-style-name="WWNum27">
      <style:text-properties officeooo:paragraph-rsid="0015a152" fo:background-color="#ffff00"/>
    </style:style>
    <style:style style:name="P49" style:family="paragraph" style:parent-style-name="Normal">
      <style:text-properties officeooo:paragraph-rsid="00174fe0"/>
    </style:style>
    <style:style style:name="P50" style:family="paragraph" style:parent-style-name="Standard">
      <style:text-properties officeooo:paragraph-rsid="00174fe0"/>
    </style:style>
    <style:style style:name="P51" style:family="paragraph" style:parent-style-name="Standard" style:list-style-name="WWNum28">
      <style:text-properties officeooo:paragraph-rsid="00174fe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background-color="#ffff00" loext:char-shading-value="0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officeooo:rsid="0014160a"/>
    </style:style>
    <style:style style:name="T7" style:family="text">
      <style:text-properties officeooo:rsid="0014160a" fo:background-color="#ffff00" loext:char-shading-value="0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26cm" svg:stroke-color="#a0a0a0" svg:stroke-opacity="100%" draw:stroke-linejoin="miter" draw:fill="none" fo:min-height="0cm" fo:min-width="0cm" fo:padding-top="-0.004cm" fo:padding-bottom="-0.004cm" fo:padding-left="-0.004cm" fo:padding-right="-0.004cm" style:writing-mode="lr-tb" loext:decorative="false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 : Communication Digitale (Sujet blanc)</text:p>
      <text:p text:style-name="P2"><text:s/>Objectifs pédagogiques</text:p>
      <text:list text:style-name="L1">
        <text:list-item>
          <text:p text:style-name="P3">Concevoir une stratégie de communication digitale basée sur les données</text:p>
        </text:list-item>
        <text:list-item>
          <text:p text:style-name="P3">Analyser la performance de campagnes digitales</text:p>
        </text:list-item>
        <text:list-item>
          <text:p text:style-name="P3">Maîtriser les outils et indicateurs clés (KPI)</text:p>
        </text:list-item>
        <text:list-item>
          <text:p text:style-name="P3">Intégrer les dimensions techniques et business</text:p>
        </text:list-item>
      </text:list>
      <text:p text:style-name="Normal"><draw:custom-shape text:anchor-type="as-char" svg:y="0cm" draw:z-index="0" draw:name="Horizontal Line 31" draw:style-name="gr1" draw:text-style-name="P4" svg:width="115.595cm" svg:height="0.004cm"><text:p/><draw:enhanced-geometry svg:viewBox="0 0 21600 21600" draw:type="non-primitive" draw:enhanced-path="M 0 0 L 21600 0 21600 21600 0 21600 Z N"/></draw:custom-shape></text:p>
      <text:p text:style-name="P2"><text:s/>Partie 1 : Concepts avancés</text:p>
      <text:list xml:id="list1492240960" text:style-name="L2">
        <text:list-item>
          <text:p text:style-name="P5">Définir la communication digitale dans un contexte de transformation numérique des organisations.</text:p>
          <text:p text:style-name="P6">Ensemble des actions de communication utilisant les canaux numériques pour atteindre une cible, avec une logique <text:span text:style-name="T1">interactive, mesurable et personnalisée</text:span>.</text:p>
        </text:list-item>
        <text:list-item>
          <text:p text:style-name="P5">Expliquer le rôle des données dans la prise de décision marketing (data-driven marketing).</text:p>
        </text:list-item>
      </text:list>
      <text:list text:style-name="L3">
        <text:list-item>
          <text:p text:style-name="P7">d’optimiser les campagnes en temps réel</text:p>
        </text:list-item>
        <text:list-item>
          <text:p text:style-name="P7">de segmenter les utilisateurs</text:p>
        </text:list-item>
        <text:list-item>
          <text:p text:style-name="P7">de personnaliser les messages</text:p>
        </text:list-item>
        <text:list-item>
          <text:p text:style-name="P7">d’améliorer le ROI</text:p>
        </text:list-item>
      </text:list>
      <text:list xml:id="list104512040557049" text:continue-list="list1492240960" text:style-name="L2">
        <text:list-item>
          <text:p text:style-name="P5">Différencier :</text:p>
          <text:list>
            <text:list-item>
              <text:p text:style-name="P5">SEO / SEA</text:p>
            </text:list-item>
            <text:list-item>
              <text:p text:style-name="P5">Owned / Paid / Earned media</text:p>
            </text:list-item>
          </text:list>
        </text:list-item>
      </text:list>
      <text:list text:style-name="L4">
        <text:list-item>
          <text:p text:style-name="P8"><text:span text:style-name="T1">SEO</text:span> : trafic organique (gratuit, long terme)</text:p>
        </text:list-item>
        <text:list-item>
          <text:p text:style-name="P8"><text:span text:style-name="T1">SEA</text:span> : publicité payante (immédiat, court terme)</text:p>
        </text:list-item>
        <text:list-item>
          <text:p text:style-name="P8"><text:span text:style-name="T1">Owned media</text:span> : site web, newsletter</text:p>
        </text:list-item>
        <text:list-item>
          <text:p text:style-name="P8" loext:marker-style-name="T2"><text:span text:style-name="T3">Paid media</text:span><text:span text:style-name="T2"> : publicité (Google Ads, social ads)</text:span></text:p>
        </text:list-item>
        <text:list-item>
          <text:p text:style-name="P8"><text:span text:style-name="T1">Earned media</text:span> : bouche-à-oreille, partages</text:p>
        </text:list-item>
        <text:list-item>
          <text:p text:style-name="P8"><text:span text:style-name="T1">KPI :</text:span></text:p>
        </text:list-item>
        <text:list-item>
          <text:p text:style-name="P8"><text:span text:style-name="T1">CTR</text:span> = clics / impressions</text:p>
        </text:list-item>
        <text:list-item>
          <text:p text:style-name="P8"><text:span text:style-name="T1">Taux de conversion</text:span> = conversions / clics</text:p>
        </text:list-item>
      </text:list>
      <text:list xml:id="list104512100469171" text:continue-list="list104512040557049" text:style-name="L2">
        <text:list-item>
          <text:p text:style-name="P5">Définir les KPI suivants :</text:p>
          <text:list>
            <text:list-item>
              <text:p text:style-name="P5">CTR, Taux de conversion, ROI, Taux d’engagement</text:p>
            </text:list-item>
          </text:list>
        </text:list-item>
      </text:list>
      <text:list text:style-name="WWNum6">
        <text:list-item>
          <text:p text:style-name="P9"><text:span text:style-name="T1">CTR</text:span> = clics / impressions</text:p>
        </text:list-item>
        <text:list-item>
          <text:p text:style-name="P9"><text:span text:style-name="T1">Taux de conversion</text:span> = conversions / clics</text:p>
        </text:list-item>
        <text:list-item>
          <text:p text:style-name="P9"><text:soft-page-break/><text:span text:style-name="T1">ROI</text:span> = (gain - coût) / coût</text:p>
        </text:list-item>
      </text:list>
      <text:list text:continue-list="list104512100469171" text:style-name="L2">
        <text:list-item>
          <text:p text:style-name="P10">Expliquer le concept de <text:span text:style-name="Police_20_par_20_défaut"><text:span text:style-name="T1">parcours client omnicanal</text:span></text:span>.<text:line-break/><text:span text:style-name="T4">Parcours client utilisant plusieurs canaux (mobile, web, magasin) avec continuité d’expérience.</text:span></text:p>
        </text:list-item>
      </text:list>
      <text:p text:style-name="Normal"><draw:custom-shape text:anchor-type="as-char" svg:y="0cm" draw:z-index="1" draw:name="Horizontal Line 32" draw:style-name="gr1" draw:text-style-name="P4" svg:width="115.595cm" svg:height="0.004cm"><text:p/><draw:enhanced-geometry svg:viewBox="0 0 21600 21600" draw:type="non-primitive" draw:enhanced-path="M 0 0 L 21600 0 21600 21600 0 21600 Z N"/></draw:custom-shape></text:p>
      <text:p text:style-name="P2"><text:s/>Partie 2 : Étude de cas</text:p>
      <text:p text:style-name="Normal"><text:s/>Une entreprise e-commerce spécialisée dans les produits technologiques lance une nouvelle gamme de montres connectées.</text:p>
      <text:p text:style-name="P2">Données fournies :</text:p>
      <text:list text:style-name="L5">
        <text:list-item>
          <text:p text:style-name="P11">Budget marketing : 50 000 €</text:p>
        </text:list-item>
        <text:list-item>
          <text:p text:style-name="P11">Canaux utilisés :</text:p>
          <text:list>
            <text:list-item>
              <text:p text:style-name="P11">Réseaux sociaux (Instagram, TikTok)</text:p>
            </text:list-item>
            <text:list-item>
              <text:p text:style-name="P11">Google Ads</text:p>
            </text:list-item>
            <text:list-item>
              <text:p text:style-name="P11">Emailing</text:p>
            </text:list-item>
          </text:list>
        </text:list-item>
        <text:list-item>
          <text:p text:style-name="P11">Résultats après 1 mois :</text:p>
          <text:list>
            <text:list-item>
              <text:p text:style-name="P11">Impressions : 500 000</text:p>
            </text:list-item>
            <text:list-item>
              <text:p text:style-name="P11">Clics : 25 000</text:p>
            </text:list-item>
            <text:list-item>
              <text:p text:style-name="P11">Ventes : 1 250</text:p>
            </text:list-item>
            <text:list-item>
              <text:p text:style-name="P11">Chiffre d’affaires : 125 000 €</text:p>
            </text:list-item>
          </text:list>
        </text:list-item>
      </text:list>
      <text:p text:style-name="P2">Questions :</text:p>
      <text:list text:style-name="L6">
        <text:list-item>
          <text:p text:style-name="P12">Calculer :</text:p>
          <text:list>
            <text:list-item>
              <text:p text:style-name="P12">Le CTR</text:p>
            </text:list-item>
            <text:list-item>
              <text:p text:style-name="P12">Le taux de conversion</text:p>
            </text:list-item>
            <text:list-item>
              <text:p text:style-name="P12">Le ROI</text:p>
            </text:list-item>
          </text:list>
        </text:list-item>
        <text:list-item>
          <text:p text:style-name="P12">Analyser les performances de la campagne.</text:p>
        </text:list-item>
        <text:list-item>
          <text:p text:style-name="P12">Proposer <text:span text:style-name="Police_20_par_20_défaut"><text:span text:style-name="T1">3 optimisations basées sur les données</text:span></text:span>.</text:p>
        </text:list-item>
        <text:list-item>
          <text:p text:style-name="P12">Quel canal semble le plus pertinent ? Justifier (hypothèses acceptées).</text:p>
        </text:list-item>
      </text:list>
      <text:p text:style-name="P13">Réponses :<text:line-break/><text:span text:style-name="T5">1. Calculs</text:span></text:p>
      <text:list text:style-name="WWNum8">
        <text:list-item>
          <text:p text:style-name="P14"><text:span text:style-name="T1">CTR</text:span> = 25 000 / 500 000 = <text:span text:style-name="T1">5 %</text:span></text:p>
        </text:list-item>
        <text:list-item>
          <text:p text:style-name="P14"><text:span text:style-name="T1">Taux de conversion</text:span> = 1 250 / 25 000 = <text:span text:style-name="T1">5 %</text:span></text:p>
        </text:list-item>
        <text:list-item>
          <text:p text:style-name="P14"><text:span text:style-name="T1">ROI</text:span> = (125 000 - 50 000) / 50 000 = <text:span text:style-name="T1">1,5 = 150 %</text:span></text:p>
        </text:list-item>
      </text:list>
      <text:p text:style-name="P15"><draw:rect text:anchor-type="as-char" draw:z-index="5" draw:style-name="gr2" draw:text-style-name="P16" svg:width="16.003cm" svg:height="0.054cm"><text:p/></draw:rect></text:p>
      <text:p text:style-name="P17" loext:marker-style-name="T1"/>
      <text:p text:style-name="P15" loext:marker-style-name="T1"><text:soft-page-break/><text:span text:style-name="T1">2. Analyse</text:span></text:p>
      <text:list text:style-name="WWNum9">
        <text:list-item>
          <text:p text:style-name="P18">CTR de 5 % → <text:span text:style-name="T1">très bon</text:span> (campagne attractive)</text:p>
        </text:list-item>
        <text:list-item>
          <text:p text:style-name="P18">Conversion de 5 % → <text:span text:style-name="T1">performant</text:span> (ciblage pertinent)</text:p>
        </text:list-item>
        <text:list-item>
          <text:p text:style-name="P18">ROI de 150 % → campagne <text:span text:style-name="T1">rentable</text:span></text:p>
        </text:list-item>
      </text:list>
      <text:p text:style-name="P19">Conclusion : stratégie globale efficace, bon alignement cible / message / canal.</text:p>
      <text:p text:style-name="Normal"><draw:custom-shape text:anchor-type="as-char" svg:y="0cm" draw:z-index="2" draw:name="Horizontal Line 33" draw:style-name="gr1" draw:text-style-name="P4" svg:width="115.595cm" svg:height="0.004cm"><text:p/><draw:enhanced-geometry svg:viewBox="0 0 21600 21600" draw:type="non-primitive" draw:enhanced-path="M 0 0 L 21600 0 21600 21600 0 21600 Z N"/></draw:custom-shape></text:p>
      <text:p text:style-name="P15" loext:marker-style-name="T1"><text:span text:style-name="T1">3. Optimisations</text:span></text:p>
      <text:list text:style-name="WWNum10">
        <text:list-item>
          <text:p text:style-name="P20"><text:span text:style-name="T1">Optimisation du tunnel de conversion</text:span><text:line-break/>→ améliorer la landing page (UX, rapidité)</text:p>
        </text:list-item>
        <text:list-item>
          <text:p text:style-name="P20"><text:span text:style-name="T1">Segmentation plus fine</text:span><text:line-break/>→ personnalisation des annonces</text:p>
        </text:list-item>
        <text:list-item>
          <text:p text:style-name="P20"><text:span text:style-name="T1">A/B testing</text:span><text:line-break/>→ tester différents visuels / messages</text:p>
        </text:list-item>
      </text:list>
      <text:p text:style-name="P15"><draw:rect text:anchor-type="as-char" draw:z-index="6" draw:style-name="gr2" draw:text-style-name="P16" svg:width="16.003cm" svg:height="0.054cm"><text:p/></draw:rect></text:p>
      <text:p text:style-name="P15" loext:marker-style-name="T1"><text:span text:style-name="T1">4. Canal le plus pertinent (hypothèse)</text:span></text:p>
      <text:p text:style-name="P15"><text:s/>Probablement <text:span text:style-name="T1">Google Ads</text:span> :</text:p>
      <text:list text:style-name="WWNum11">
        <text:list-item>
          <text:p text:style-name="P21">intention d’achat forte</text:p>
        </text:list-item>
        <text:list-item>
          <text:p text:style-name="P21">trafic qualifié</text:p>
        </text:list-item>
      </text:list>
      <text:p text:style-name="P15"><text:s/>Les réseaux sociaux :</text:p>
      <text:list text:style-name="WWNum12">
        <text:list-item>
          <text:p text:style-name="P22">utiles pour la notoriété</text:p>
        </text:list-item>
        <text:list-item>
          <text:p text:style-name="P22">moins performants en conversion directe</text:p>
        </text:list-item>
      </text:list>
      <text:p text:style-name="P23"><draw:rect text:anchor-type="as-char" draw:z-index="7" draw:style-name="gr2" draw:text-style-name="P16" svg:width="16.003cm" svg:height="0.054cm"><text:p/></draw:rect></text:p>
      <text:p text:style-name="P24">Partie 3 : Conception d’une stratégie digitale</text:p>
      <text:p text:style-name="Normal"><text:s/>Sujet :<text:line-break/>Une startup lance une application mobile de gestion de budget personnel.</text:p>
      <text:p text:style-name="P2">Travail demandé :</text:p>
      <text:list text:style-name="L7">
        <text:list-item>
          <text:p text:style-name="P25">Définir :</text:p>
          <text:list>
            <text:list-item>
              <text:p text:style-name="P25">Les personas (au moins 2)</text:p>
            </text:list-item>
            <text:list-item>
              <text:p text:style-name="P25">Les objectifs (SMART)</text:p>
            </text:list-item>
          </text:list>
        </text:list-item>
        <text:list-item>
          <text:p text:style-name="P25">Proposer une stratégie digitale complète :</text:p>
          <text:list>
            <text:list-item>
              <text:p text:style-name="P25">Canaux (SEO, réseaux sociaux, ads…)</text:p>
            </text:list-item>
            <text:list-item>
              <text:p text:style-name="P25">Type de contenu</text:p>
            </text:list-item>
            <text:list-item>
              <text:p text:style-name="P25">Tunnel de conversion</text:p>
            </text:list-item>
          </text:list>
        </text:list-item>
        <text:list-item>
          <text:p text:style-name="P25">Proposer un plan de tracking :</text:p>
          <text:list>
            <text:list-item>
              <text:p text:style-name="P25"><text:soft-page-break/>Outils (ex : Google Analytics, Google Tag Manager)</text:p>
            </text:list-item>
            <text:list-item>
              <text:p text:style-name="P25">Événements à suivre</text:p>
            </text:list-item>
            <text:list-item>
              <text:p text:style-name="P25">KPI associés</text:p>
            </text:list-item>
          </text:list>
        </text:list-item>
      </text:list>
      <text:p text:style-name="Normal"><draw:custom-shape text:anchor-type="as-char" svg:y="0cm" draw:z-index="3" draw:name="Horizontal Line 34" draw:style-name="gr1" draw:text-style-name="P4" svg:width="111.932cm" svg:height="0.004cm"><text:p/><draw:enhanced-geometry svg:viewBox="0 0 21600 21600" draw:type="non-primitive" draw:enhanced-path="M 0 0 L 21600 0 21600 21600 0 21600 Z N"/></draw:custom-shape></text:p>
      <text:p text:style-name="P26"><text:span text:style-name="T6">Reponses<text:line-break/></text:span><text:span text:style-name="T7">1. Personas</text:span></text:p>
      <text:list text:style-name="WWNum13">
        <text:list-item>
          <text:p text:style-name="P27"><text:span text:style-name="T1">Persona 1</text:span> : Étudiant (18–25 ans)<text:line-break/>→ budget limité, mobile-first</text:p>
        </text:list-item>
        <text:list-item>
          <text:p text:style-name="P27"><text:span text:style-name="T1">Persona 2</text:span> : Jeune actif (25–35 ans)<text:line-break/>→ optimisation des dépenses</text:p>
        </text:list-item>
      </text:list>
      <text:p text:style-name="P28"><draw:rect text:anchor-type="as-char" draw:z-index="8" draw:style-name="gr2" draw:text-style-name="P16" svg:width="16.003cm" svg:height="0.054cm"><text:p/></draw:rect></text:p>
      <text:p text:style-name="P28" loext:marker-style-name="T1"><text:span text:style-name="T1">2. Objectifs SMART</text:span></text:p>
      <text:list text:style-name="WWNum14">
        <text:list-item>
          <text:p text:style-name="P29">Atteindre 10 000 téléchargements en 3 mois</text:p>
        </text:list-item>
        <text:list-item>
          <text:p text:style-name="P29">Taux de conversion &gt; 8 %</text:p>
        </text:list-item>
        <text:list-item>
          <text:p text:style-name="P29">Coût d’acquisition &lt; 5 €</text:p>
        </text:list-item>
      </text:list>
      <text:p text:style-name="P28"><draw:rect text:anchor-type="as-char" draw:z-index="9" draw:style-name="gr2" draw:text-style-name="P16" svg:width="16.003cm" svg:height="0.054cm"><text:p/></draw:rect></text:p>
      <text:p text:style-name="P28" loext:marker-style-name="T1"><text:span text:style-name="T1">3. Stratégie</text:span></text:p>
      <text:p text:style-name="P28"><text:span text:style-name="T1">Canaux :</text:span></text:p>
      <text:list text:style-name="WWNum15">
        <text:list-item>
          <text:p text:style-name="P30">SEO (blog finance perso)</text:p>
        </text:list-item>
        <text:list-item>
          <text:p text:style-name="P30">Ads (Google + social)</text:p>
        </text:list-item>
        <text:list-item>
          <text:p text:style-name="P30">Réseaux sociaux (contenu éducatif)</text:p>
        </text:list-item>
      </text:list>
      <text:p text:style-name="P28"><text:span text:style-name="T1">Contenu :</text:span></text:p>
      <text:list text:style-name="WWNum16">
        <text:list-item>
          <text:p text:style-name="P31">tutoriels</text:p>
        </text:list-item>
        <text:list-item>
          <text:p text:style-name="P31">vidéos courtes</text:p>
        </text:list-item>
        <text:list-item>
          <text:p text:style-name="P31">témoignages</text:p>
        </text:list-item>
      </text:list>
      <text:p text:style-name="P28"><text:span text:style-name="T1">Tunnel :</text:span></text:p>
      <text:list text:style-name="WWNum17">
        <text:list-item>
          <text:p text:style-name="P32">Acquisition</text:p>
        </text:list-item>
        <text:list-item>
          <text:p text:style-name="P32">Activation (inscription)</text:p>
        </text:list-item>
        <text:list-item>
          <text:p text:style-name="P32">Rétention</text:p>
        </text:list-item>
        <text:list-item>
          <text:p text:style-name="P32">Recommandation</text:p>
        </text:list-item>
      </text:list>
      <text:p text:style-name="P28"><draw:rect text:anchor-type="as-char" draw:z-index="10" draw:style-name="gr2" draw:text-style-name="P16" svg:width="16.003cm" svg:height="0.054cm"><text:p/></draw:rect></text:p>
      <text:p text:style-name="P28" loext:marker-style-name="T1"><text:span text:style-name="T1">4. Plan de tracking</text:span></text:p>
      <text:p text:style-name="P28"><text:span text:style-name="T1">Outils :</text:span></text:p>
      <text:list text:style-name="WWNum18">
        <text:list-item>
          <text:p text:style-name="P33">Google Analytics</text:p>
        </text:list-item>
        <text:list-item>
          <text:p text:style-name="P33"><text:soft-page-break/>Google Tag Manager</text:p>
        </text:list-item>
      </text:list>
      <text:p text:style-name="P28"><text:span text:style-name="T1">Événements :</text:span></text:p>
      <text:list text:style-name="WWNum19">
        <text:list-item>
          <text:p text:style-name="P34">téléchargement</text:p>
        </text:list-item>
        <text:list-item>
          <text:p text:style-name="P34">inscription</text:p>
        </text:list-item>
        <text:list-item>
          <text:p text:style-name="P34">utilisation des fonctionnalités</text:p>
        </text:list-item>
      </text:list>
      <text:p text:style-name="P28"><text:span text:style-name="T1">KPI :</text:span></text:p>
      <text:list text:style-name="WWNum20">
        <text:list-item>
          <text:p text:style-name="P35">CAC</text:p>
        </text:list-item>
        <text:list-item>
          <text:p text:style-name="P35">LTV</text:p>
        </text:list-item>
        <text:list-item>
          <text:p text:style-name="P35">taux de rétention</text:p>
        </text:list-item>
      </text:list>
      <text:p text:style-name="P28"><draw:rect text:anchor-type="as-char" draw:z-index="11" draw:style-name="gr2" draw:text-style-name="P16" svg:width="16.003cm" svg:height="0.054cm"><text:p/></draw:rect></text:p>
      <text:p text:style-name="P36"><text:s/></text:p>
      <text:p text:style-name="P26"/>
      <text:p text:style-name="P26">Partie 4 : Dimension technique (MIAGE)</text:p>
      <text:list text:style-name="L8">
        <text:list-item>
          <text:p text:style-name="P37">Expliquer le rôle des cookies et leurs limites (RGPD).</text:p>
        </text:list-item>
        <text:list-item>
          <text:p text:style-name="P37">Qu’est-ce qu’un pixel de tracking ?</text:p>
        </text:list-item>
        <text:list-item>
          <text:p text:style-name="P37">Présenter l’intérêt d’un CRM dans une stratégie digitale (ex : Salesforce).</text:p>
        </text:list-item>
        <text:list-item>
          <text:p text:style-name="P37">Comment une API peut-elle être utilisée dans une campagne marketing ?</text:p>
        </text:list-item>
      </text:list>
      <text:p text:style-name="P38">Reponses<text:span text:style-name="T4"/></text:p>
      <text:list text:style-name="WWNum21">
        <text:list-item>
          <text:p text:style-name="P39"><text:span text:style-name="T1">Cookies</text:span><text:line-break/>→ stockent les données utilisateur<text:line-break/>Limites : RGPD, consentement obligatoire, disparition progressive</text:p>
        </text:list-item>
        <text:list-item>
          <text:p text:style-name="P39"><text:span text:style-name="T1">Pixel de tracking</text:span><text:line-break/>→ code permettant de suivre les actions utilisateurs (ex : conversion)</text:p>
        </text:list-item>
        <text:list-item>
          <text:p text:style-name="P39"><text:span text:style-name="T1">CRM (ex : Salesforce)</text:span><text:line-break/>→ centralise les données clients<text:line-break/>→ améliore la relation client et le ciblage</text:p>
        </text:list-item>
      </text:list>
      <text:p text:style-name="P40"><text:span text:style-name="T1">API</text:span><text:line-break/>→ permet d’échanger des données entre systèmes<text:line-break/>→ ex : connecter app mobile + CRM + outil marketing</text:p>
      <text:p text:style-name="Normal"><draw:custom-shape text:anchor-type="as-char" svg:y="0cm" draw:z-index="4" draw:name="Horizontal Line 35" draw:style-name="gr1" draw:text-style-name="P4" svg:width="115.595cm" svg:height="0.004cm"><text:p/><draw:enhanced-geometry svg:viewBox="0 0 21600 21600" draw:type="non-primitive" draw:enhanced-path="M 0 0 L 21600 0 21600 21600 0 21600 Z N"/></draw:custom-shape></text:p>
      <text:p text:style-name="P2"><text:s/>Partie 5 : Enjeux et limites</text:p>
      <text:list text:style-name="L9">
        <text:list-item>
          <text:p text:style-name="P41">Discuter les enjeux éthiques de la communication digitale (data privacy, manipulation, biais algorithmiques).</text:p>
        </text:list-item>
        <text:list-item>
          <text:p text:style-name="P41">Impact des réglementations comme le RGPD.</text:p>
        </text:list-item>
        <text:list-item>
          <text:p text:style-name="P41">Risques liés à la dépendance aux plateformes (ex : TikTok, Instagram).</text:p>
        </text:list-item>
      </text:list>
      <text:p text:style-name="P42" loext:marker-style-name="T1"><text:soft-page-break/><text:span text:style-name="T1">Reponses</text:span></text:p>
      <text:list text:style-name="WWNum22">
        <text:list-item>
          <text:p text:style-name="P43"><text:span text:style-name="T1">Éthique :</text:span></text:p>
        </text:list-item>
      </text:list>
      <text:list text:style-name="WWNum23">
        <text:list-item>
          <text:p text:style-name="P44">protection des données</text:p>
        </text:list-item>
        <text:list-item>
          <text:p text:style-name="P44">manipulation via algorithmes</text:p>
        </text:list-item>
        <text:list-item>
          <text:p text:style-name="P44">bulles de filtre</text:p>
        </text:list-item>
      </text:list>
      <text:list text:style-name="WWNum24">
        <text:list-item>
          <text:p text:style-name="P45"><text:span text:style-name="T1">RGPD :</text:span></text:p>
        </text:list-item>
      </text:list>
      <text:list text:style-name="WWNum25">
        <text:list-item>
          <text:p text:style-name="P46">consentement</text:p>
        </text:list-item>
        <text:list-item>
          <text:p text:style-name="P46">droit à l’oubli</text:p>
        </text:list-item>
        <text:list-item>
          <text:p text:style-name="P46">transparence</text:p>
        </text:list-item>
      </text:list>
      <text:list text:style-name="WWNum26">
        <text:list-item>
          <text:p text:style-name="P47"><text:span text:style-name="T1">Dépendance aux plateformes :</text:span></text:p>
        </text:list-item>
      </text:list>
      <text:list text:style-name="WWNum27">
        <text:list-item>
          <text:p text:style-name="P48">algorithmes imprévisibles</text:p>
        </text:list-item>
        <text:list-item>
          <text:p text:style-name="P48">perte de contrôle (ex : TikTok, Instagram)</text:p>
        </text:list-item>
      </text:list>
      <text:p text:style-name="P49"><text:line-break/><draw:rect text:anchor-type="as-char" draw:z-index="12" draw:style-name="gr2" draw:text-style-name="P16" svg:width="16.003cm" svg:height="0.054cm"><text:p/></draw:rect></text:p>
      <text:p text:style-name="P50" loext:marker-style-name="T1"><text:span text:style-name="T1"><text:s/>Conclusion globale</text:span></text:p>
      <text:p text:style-name="P50">Une stratégie digitale performante repose sur :</text:p>
      <text:list text:style-name="WWNum28">
        <text:list-item>
          <text:p text:style-name="P51">la <text:span text:style-name="T1">data</text:span></text:p>
        </text:list-item>
        <text:list-item>
          <text:p text:style-name="P51">la <text:span text:style-name="T1">mesure des KPI</text:span></text:p>
        </text:list-item>
        <text:list-item>
          <text:p text:style-name="P51">l’<text:span text:style-name="T1">optimisation continue</text:span></text:p>
        </text:list-item>
        <text:list-item>
          <text:p text:style-name="P51">l’alignement <text:span text:style-name="T1">technique + marketing</text:span></text:p>
        </text:list-item>
      </text:list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fr" fo:country="FR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fr" fo:country="FR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margin-top="0.635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Normal" style:default-outline-level="2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Normal" style:default-outline-level="4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Normal" style:default-outline-level="5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Normal" style:default-outline-level="6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re_20_7" style:display-name="Titre 7" style:family="paragraph" style:parent-style-name="Normal" style:next-style-name="Normal" style:default-outline-level="7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8" style:display-name="Titre 8" style:family="paragraph" style:parent-style-name="Normal" style:next-style-name="Normal" style:default-outline-level="8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re_20_9" style:display-name="Titre 9" style:family="paragraph" style:parent-style-name="Normal" style:next-style-name="Normal" style:default-outline-level="9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Normal">
      <style:paragraph-properties fo:margin-top="0cm" fo:margin-bottom="0.141cm" style:contextual-spacing="true" fo:line-height="100%" fo:hyphenation-ladder-count="no-limit" fo:hyphenation-keep="auto" loext:hyphenation-keep-type="column" loext:hyphenation-keep-line="false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Normal">
      <style:paragraph-properties fo:hyphenation-ladder-count="no-limit" fo:hyphenation-keep="auto" loext:hyphenation-keep-type="column" loext:hyphenation-keep-line="false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tion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 fo:hyphenation-keep="auto" loext:hyphenation-keep-type="column" loext:hyphenation-keep-line="false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tion_20_intense" style:display-name="Citation intens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loext:hyphenation-keep-line="false" fo:padding-left="0cm" fo:padding-right="0cm" fo:padding-top="0.353cm" fo:padding-bottom="0.353cm" fo:border-left="none" fo:border-right="none" fo:border-top="0.51pt solid #2f5496" fo:border-bottom="0.51pt solid #2f5496" style:shadow="none">
        <style:tab-stops/>
      </style:paragraph-properties>
      <style:text-properties fo:color="#2f5496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3_20_Car" style:display-name="Titre 3 Car" style:family="text" style:parent-style-name="Police_20_par_20_défaut"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re_20_4_20_Car" style:display-name="Titre 4 Car" style:family="text" style:parent-style-name="Police_20_par_20_défaut"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5_20_Car" style:display-name="Titre 5 Car" style:family="text" style:parent-style-name="Police_20_par_20_défaut"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8_20_Car" style:display-name="Titre 8 Car" style:family="text" style:parent-style-name="Police_20_par_20_défau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9_20_Car" style:display-name="Titre 9 Car" style:family="text" style:parent-style-name="Police_20_par_20_défau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ous-titre_20_Car" style:display-name="Sous-titre Car" style:family="text" style:parent-style-name="Police_20_par_20_défaut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tion_20_Car" style:display-name="Citation Car" style:family="text" style:parent-style-name="Police_20_par_20_défaut">
      <style:text-properties fo:color="#404040" loext:opacity="100%" fo:font-style="italic" style:font-style-asian="italic" style:font-style-complex="italic"/>
    </style:style>
    <style:style style:name="Accentuation_20_intense" style:display-name="Accentuation intense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Citation_20_intense_20_Car" style:display-name="Citation intense Car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Référence_20_intense" style:display-name="Référence intense" style:family="text" style:parent-style-name="Police_20_par_20_défaut">
      <style:text-properties fo:font-variant="small-caps" fo:color="#2f5496" loext:opacity="100%" fo:letter-spacing="0.009cm"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Calibri" fo:font-family="Calibri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Calibri" fo:font-family="Calibri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Calibri" fo:font-family="Calibri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Calibri" fo:font-family="Calibri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Calibri" fo:font-family="Calibri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Calibri" fo:font-family="Calibri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Calibri" fo:font-family="Calibri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Calibri" fo:font-family="Calibri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Calibri" fo:font-family="Calibri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font-name="Calibri" fo:font-family="Calibri" style:font-family-generic="roman" style:font-pitch="variable"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font-name="Calibri" fo:font-family="Calibri" style:font-family-generic="roman" style:font-pitch="variable"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style:font-name="Calibri" fo:font-family="Calibri" style:font-family-generic="roman" style:font-pitch="variable"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title/>
    <dc:description/>
    <dc:subject/>
    <meta:initial-creator>Chergui Anis</meta:initial-creator>
    <meta:creation-date>2026-03-17T14:02:00Z</meta:creation-date>
    <dc:date>2026-03-18T10:45:09.844185500</dc:date>
    <meta:editing-cycles>10</meta:editing-cycles>
    <meta:editing-duration>PT20M13S</meta:editing-duration>
    <meta:document-statistic meta:table-count="0" meta:image-count="0" meta:object-count="0" meta:page-count="6" meta:paragraph-count="165" meta:word-count="927" meta:character-count="5193" meta:non-whitespace-character-count="4524"/>
    <meta:template xlink:type="simple" xlink:actuate="onRequest" xlink:title="" xlink:href="Normal"/>
  </office:meta>
</office:document-meta>
</file>